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ourier" svg:font-family="Courier"/>
    <style:font-face style:name="Arial Tur" svg:font-family="&quot;Arial Tur&quot;"/>
    <style:font-face style:name="MS Sans Serif" svg:font-family="&quot;MS Sans Serif&quot;"/>
    <style:font-face style:name="Geneva" svg:font-family="Geneva"/>
    <style:font-face style:name="Helv" svg:font-family="Helv"/>
  </office:font-face-decls>
  <office:automatic-styles>
    <style:style style:name="ce1" style:family="table-cell" style:parent-style-name="Default" style:data-style-name="N0"/>
    <style:style style:name="ce2" style:family="table-cell" style:parent-style-name="Accent2" style:data-style-name="N0">
      <style:table-cell-properties fo:border="2pt solid #000000" style:vertical-align="middle" fo:background-color="#ED7D31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/>
    </style:style>
    <style:style style:name="ce3" style:family="table-cell" style:parent-style-name="Accent2" style:data-style-name="N0">
      <style:table-cell-properties fo:border="2pt solid #000000" style:vertical-align="middle" fo:wrap-option="wrap" fo:background-color="#ED7D31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middle" fo:background-color="transparent"/>
      <style:text-properties fo:font-size="9pt" style:font-size-asian="9pt" style:font-size-complex="9pt"/>
    </style:style>
    <style:style style:name="ce5" style:family="table-cell" style:parent-style-name="Good" style:data-style-name="N0">
      <style:table-cell-properties fo:border="2pt solid #000000" style:vertical-align="middle"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ce6" style:family="table-cell" style:parent-style-name="Check_32_Cell" style:data-style-name="N36">
      <style:table-cell-properties fo:border="2pt solid #000000" style:vertical-align="middle" fo:background-color="#A5A5A5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7" style:family="table-cell" style:parent-style-name="Check_32_Cell" style:data-style-name="N36">
      <style:table-cell-properties fo:border="2pt solid #000000" style:vertical-align="middle" fo:wrap-option="wrap" fo:background-color="#A5A5A5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8" style:family="table-cell" style:parent-style-name="Good" style:data-style-name="N0">
      <style:table-cell-properties fo:border="2pt solid #000000" style:vertical-align="middle" fo:wrap-option="wrap"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ce9" style:family="table-cell" style:parent-style-name="Good" style:data-style-name="N0">
      <style:table-cell-properties fo:border-top="2pt solid #000000" fo:border-bottom="none" fo:border-left="2pt solid #000000" fo:border-right="2pt solid #000000" style:vertical-align="middle"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ce10" style:family="table-cell" style:parent-style-name="Check_32_Cell" style:data-style-name="N36">
      <style:table-cell-properties fo:border-top="2pt solid #000000" fo:border-bottom="none" fo:border-left="2pt solid #000000" fo:border-right="2pt solid #000000" style:vertical-align="middle" fo:background-color="#A5A5A5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1" style:family="table-cell" style:parent-style-name="Check_32_Cell" style:data-style-name="N36">
      <style:table-cell-properties fo:border-top="2pt solid #000000" fo:border-bottom="none" fo:border-left="2pt solid #000000" fo:border-right="2pt solid #000000" style:vertical-align="middle" fo:wrap-option="wrap" fo:background-color="#A5A5A5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2" style:family="table-cell" style:parent-style-name="Good" style:data-style-name="N0">
      <style:table-cell-properties fo:border="2pt solid #3F3F3F" style:vertical-align="middle" fo:background-color="#C6EFCE" style:repeat-content="false"/>
      <style:paragraph-properties fo:text-align="center"/>
      <style:text-properties fo:color="#006100" style:font-name="Calibri" style:font-name-asian="Calibri" style:font-name-complex="Calibri" fo:font-size="11pt" style:font-size-asian="11pt" style:font-size-complex="11pt"/>
    </style:style>
    <style:style style:name="ce13" style:family="table-cell" style:parent-style-name="Bad" style:data-style-name="N36">
      <style:table-cell-properties fo:border="2pt solid #3F3F3F" style:vertical-align="middle" fo:background-color="#FFC7CE" style:repeat-content="false"/>
      <style:paragraph-properties fo:text-align="center"/>
      <style:text-properties fo:color="#9C0006" style:font-name="Calibri" style:font-name-asian="Calibri" style:font-name-complex="Calibri" fo:font-size="11pt" style:font-size-asian="11pt" style:font-size-complex="11pt"/>
    </style:style>
    <style:style style:name="ce14" style:family="table-cell" style:parent-style-name="Good" style:data-style-name="N0">
      <style:table-cell-properties fo:border="2pt solid #3F3F3F" style:vertical-align="middle"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ce15" style:family="table-cell" style:parent-style-name="Bad" style:data-style-name="N37">
      <style:table-cell-properties fo:border="2pt solid #3F3F3F" style:vertical-align="middle" fo:background-color="#FFC7CE" style:repeat-content="false"/>
      <style:paragraph-properties fo:text-align="center"/>
      <style:text-properties fo:color="#9C0006" style:font-name="Calibri" style:font-name-asian="Calibri" style:font-name-complex="Calibri" fo:font-size="11pt" style:font-size-asian="11pt" style:font-size-complex="11pt"/>
    </style:style>
    <style:style style:name="ce16" style:family="table-cell" style:parent-style-name="Bad" style:data-style-name="N0">
      <style:table-cell-properties fo:border="2pt solid #3F3F3F" style:vertical-align="middle" fo:background-color="#FFC7CE" style:repeat-content="false"/>
      <style:paragraph-properties fo:text-align="center"/>
      <style:text-properties fo:color="#9C0006" style:font-name="Calibri" style:font-name-asian="Calibri" style:font-name-complex="Calibri" fo:font-size="11pt" style:font-size-asian="11pt" style:font-size-complex="11pt"/>
    </style:style>
    <style:style style:name="ce17" style:family="table-cell" style:parent-style-name="Default" style:data-style-name="N0">
      <style:table-cell-properties style:vertical-align="middle" fo:background-color="transparent"/>
      <style:text-properties fo:font-size="9pt" style:font-size-asian="9pt" style:font-size-complex="9pt" fo:font-weight="bold" style:font-weight-asian="bold" style:font-weight-complex="bold"/>
    </style:style>
    <style:style style:name="ce18" style:family="table-cell" style:parent-style-name="_54_0_37__32_-_32_Accent5" style:data-style-name="N36">
      <style:table-cell-properties fo:border="2pt solid #000000" style:vertical-align="middle" fo:background-color="#8EA9DB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/>
    </style:style>
    <style:style style:name="ce19" style:family="table-cell" style:parent-style-name="Check_32_Cell" style:data-style-name="N40">
      <style:table-cell-properties fo:border="2pt solid #000000" style:vertical-align="middle" fo:background-color="#A5A5A5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4.365625cm"/>
    </style:style>
    <style:style style:name="co4" style:family="table-column">
      <style:table-column-properties fo:break-before="auto" style:column-width="3.095625cm"/>
    </style:style>
    <style:style style:name="co5" style:family="table-column">
      <style:table-column-properties fo:break-before="auto" style:column-width="4.25979166666667cm"/>
    </style:style>
    <style:style style:name="co6" style:family="table-column">
      <style:table-column-properties fo:break-before="auto" style:column-width="5.1593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3.889375cm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2.80458333333333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3.62479166666667cm"/>
    </style:style>
    <style:style style:name="co14" style:family="table-column">
      <style:table-column-properties fo:break-before="auto" style:column-width="2.88395833333333cm"/>
    </style:style>
    <style:style style:name="co15" style:family="table-column">
      <style:table-column-properties fo:break-before="auto" style:column-width="3.254375cm"/>
    </style:style>
    <style:style style:name="co16" style:family="table-column">
      <style:table-column-properties fo:break-before="auto" style:column-width="2.9633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22.5pt" style:use-optimal-row-height="false" fo:break-before="auto"/>
    </style:style>
    <style:style style:name="ro3" style:family="table-row">
      <style:table-row-properties style:row-height="23.2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10.5pt" style:use-optimal-row-height="false" fo:break-before="auto"/>
    </style:style>
    <style:style style:name="ro6" style:family="table-row">
      <style:table-row-properties style:row-height="12pt" style:use-optimal-row-height="true" fo:break-before="auto"/>
    </style:style>
    <style:style style:name="ro7" style:family="table-row">
      <style:table-row-properties style:row-height="39.7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2_processing" table:style-name="ta1">
        <table:table-column table:style-name="co1" table:default-cell-style-name="ce1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9" table:default-cell-style-name="ce4"/>
        <table:table-column table:style-name="co11" table:number-columns-repeated="16373" table:default-cell-style-name="ce4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<text:s/>Number of marriages</text:p>
          </table:table-cell>
          <table:table-cell office:value-type="string" table:style-name="ce3">
            <text:p>Crude marriage rate (0.00001)</text:p>
          </table:table-cell>
          <table:table-cell office:value-type="string" table:style-name="ce3">
            <text:p>Number of divorces</text:p>
          </table:table-cell>
          <table:table-cell office:value-type="string" table:style-name="ce3">
            <text:p>Crude divorce rate (0.00001)</text:p>
          </table:table-cell>
          <table:table-cell office:value-type="string" table:style-name="ce2">
            <text:p>Total / Number of marriages</text:p>
          </table:table-cell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2001" table:style-name="ce5">
            <text:p>2001</text:p>
          </table:table-cell>
          <table:table-cell office:value-type="float" office:value="544322" table:style-name="ce6">
            <text:p>544322</text:p>
          </table:table-cell>
          <table:table-cell office:value-type="float" office:value="836" table:style-name="ce6">
            <text:p>836</text:p>
          </table:table-cell>
          <table:table-cell office:value-type="float" office:value="91994" table:style-name="ce6">
            <text:p>91994</text:p>
          </table:table-cell>
          <table:table-cell office:value-type="float" office:value="141" table:style-name="ce6">
            <text:p>141</text:p>
          </table:table-cell>
          <table:table-cell office:value-type="float" office:value="16.473254801385945" table:formula="of:=[.$B$17]/[.B2]" table:style-name="ce19">
            <text:p>16,4733</text:p>
          </table:table-cell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2002" table:style-name="ce5">
            <text:p>2002</text:p>
          </table:table-cell>
          <table:table-cell office:value-type="float" office:value="510155" table:style-name="ce6">
            <text:p>510155</text:p>
          </table:table-cell>
          <table:table-cell office:value-type="float" office:value="773" table:style-name="ce6">
            <text:p>773</text:p>
          </table:table-cell>
          <table:table-cell office:value-type="float" office:value="95323" table:style-name="ce6">
            <text:p>95323</text:p>
          </table:table-cell>
          <table:table-cell office:value-type="float" office:value="144" table:style-name="ce6">
            <text:p>144</text:p>
          </table:table-cell>
          <table:table-cell office:value-type="float" office:value="17.576530662249709" table:formula="of:=[.$B$17]/[.B3]" table:style-name="ce19">
            <text:p>17,5765</text:p>
          </table:table-cell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2003" table:style-name="ce5">
            <text:p>2003</text:p>
          </table:table-cell>
          <table:table-cell office:value-type="float" office:value="565468" table:style-name="ce6">
            <text:p>565468</text:p>
          </table:table-cell>
          <table:table-cell office:value-type="float" office:value="846" table:style-name="ce6">
            <text:p>846</text:p>
          </table:table-cell>
          <table:table-cell office:value-type="float" office:value="92637" table:style-name="ce6">
            <text:p>92637</text:p>
          </table:table-cell>
          <table:table-cell office:value-type="float" office:value="139" table:style-name="ce6">
            <text:p>139</text:p>
          </table:table-cell>
          <table:table-cell office:value-type="float" office:value="15.857227995218119" table:formula="of:=[.$B$17]/[.B4]" table:style-name="ce19">
            <text:p>15,8572</text:p>
          </table:table-cell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2004" table:style-name="ce5">
            <text:p>2004</text:p>
          </table:table-cell>
          <table:table-cell office:value-type="float" office:value="615357" table:style-name="ce6">
            <text:p>615357</text:p>
          </table:table-cell>
          <table:table-cell office:value-type="float" office:value="909" table:style-name="ce6">
            <text:p>909</text:p>
          </table:table-cell>
          <table:table-cell office:value-type="float" office:value="91022" table:style-name="ce6">
            <text:p>91022</text:p>
          </table:table-cell>
          <table:table-cell office:value-type="float" office:value="134" table:style-name="ce6">
            <text:p>134</text:p>
          </table:table-cell>
          <table:table-cell office:value-type="float" office:value="14.571630776931114" table:formula="of:=[.$B$17]/[.B5]" table:style-name="ce19">
            <text:p>14,5716</text:p>
          </table:table-cell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2005" table:style-name="ce5">
            <text:p>2005</text:p>
          </table:table-cell>
          <table:table-cell office:value-type="float" office:value="641241" table:style-name="ce6">
            <text:p>641241</text:p>
          </table:table-cell>
          <table:table-cell office:value-type="float" office:value="935" table:style-name="ce6">
            <text:p>935</text:p>
          </table:table-cell>
          <table:table-cell office:value-type="float" office:value="95895" table:style-name="ce6">
            <text:p>95895</text:p>
          </table:table-cell>
          <table:table-cell office:value-type="float" office:value="140" table:style-name="ce6">
            <text:p>140</text:p>
          </table:table-cell>
          <table:table-cell office:value-type="float" office:value="13.983439923523292" table:formula="of:=[.$B$17]/[.B6]" table:style-name="ce19">
            <text:p>13,9834</text:p>
          </table:table-cell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2006" table:style-name="ce5">
            <text:p>2006</text:p>
          </table:table-cell>
          <table:table-cell office:value-type="float" office:value="636121" table:style-name="ce6">
            <text:p>636121</text:p>
          </table:table-cell>
          <table:table-cell office:value-type="float" office:value="917" table:style-name="ce6">
            <text:p>917</text:p>
          </table:table-cell>
          <table:table-cell office:value-type="float" office:value="93489" table:style-name="ce6">
            <text:p>93489</text:p>
          </table:table-cell>
          <table:table-cell office:value-type="float" office:value="135" table:style-name="ce6">
            <text:p>135</text:p>
          </table:table-cell>
          <table:table-cell office:value-type="float" office:value="14.095989599462996" table:formula="of:=[.$B$17]/[.B7]" table:style-name="ce19">
            <text:p>14,0960</text:p>
          </table:table-cell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2007" table:style-name="ce5">
            <text:p>2007</text:p>
          </table:table-cell>
          <table:table-cell office:value-type="float" office:value="638311" table:style-name="ce6">
            <text:p>638311</text:p>
          </table:table-cell>
          <table:table-cell office:value-type="float" office:value="909" table:style-name="ce7">
            <text:p>909</text:p>
          </table:table-cell>
          <table:table-cell office:value-type="float" office:value="94219" table:style-name="ce6">
            <text:p>94219</text:p>
          </table:table-cell>
          <table:table-cell office:value-type="float" office:value="134" table:style-name="ce7">
            <text:p>134</text:p>
          </table:table-cell>
          <table:table-cell office:value-type="float" office:value="14.04762725379948" table:formula="of:=[.$B$17]/[.B8]" table:style-name="ce19">
            <text:p>14,0476</text:p>
          </table:table-cell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2008" table:style-name="ce5">
            <text:p>2008</text:p>
          </table:table-cell>
          <table:table-cell office:value-type="float" office:value="641973" table:style-name="ce6">
            <text:p>641973</text:p>
          </table:table-cell>
          <table:table-cell office:value-type="float" office:value="903" table:style-name="ce7">
            <text:p>903</text:p>
          </table:table-cell>
          <table:table-cell office:value-type="float" office:value="99663" table:style-name="ce6">
            <text:p>99663</text:p>
          </table:table-cell>
          <table:table-cell office:value-type="float" office:value="140" table:style-name="ce7">
            <text:p>140</text:p>
          </table:table-cell>
          <table:table-cell office:value-type="float" office:value="13.967495517724265" table:formula="of:=[.$B$17]/[.B9]" table:style-name="ce19">
            <text:p>13,9675</text:p>
          </table:table-cell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2009" table:style-name="ce8">
            <text:p>2009</text:p>
          </table:table-cell>
          <table:table-cell office:value-type="float" office:value="591742" table:style-name="ce6">
            <text:p>591742</text:p>
          </table:table-cell>
          <table:table-cell office:value-type="float" office:value="821" table:style-name="ce7">
            <text:p>821</text:p>
          </table:table-cell>
          <table:table-cell office:value-type="float" office:value="114162" table:style-name="ce6">
            <text:p>114162</text:p>
          </table:table-cell>
          <table:table-cell office:value-type="float" office:value="158" table:style-name="ce7">
            <text:p>158</text:p>
          </table:table-cell>
          <table:table-cell office:value-type="float" office:value="15.153149514484353" table:formula="of:=[.$B$17]/[.B10]" table:style-name="ce19">
            <text:p>15,1531</text:p>
          </table:table-cell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2010" table:style-name="ce5">
            <text:p>2010</text:p>
          </table:table-cell>
          <table:table-cell office:value-type="float" office:value="582715" table:style-name="ce6">
            <text:p>582715</text:p>
          </table:table-cell>
          <table:table-cell office:value-type="float" office:value="798" table:style-name="ce7">
            <text:p>798</text:p>
          </table:table-cell>
          <table:table-cell office:value-type="float" office:value="118568" table:style-name="ce6">
            <text:p>118568</text:p>
          </table:table-cell>
          <table:table-cell office:value-type="float" office:value="162" table:style-name="ce7">
            <text:p>162</text:p>
          </table:table-cell>
          <table:table-cell office:value-type="float" office:value="15.387891164634512" table:formula="of:=[.$B$17]/[.B11]" table:style-name="ce19">
            <text:p>15,3879</text:p>
          </table:table-cell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2011" table:style-name="ce5">
            <text:p>2011</text:p>
          </table:table-cell>
          <table:table-cell office:value-type="float" office:value="592775" table:style-name="ce6">
            <text:p>592775</text:p>
          </table:table-cell>
          <table:table-cell office:value-type="float" office:value="802" table:style-name="ce7">
            <text:p>802</text:p>
          </table:table-cell>
          <table:table-cell office:value-type="float" office:value="120117" table:style-name="ce6">
            <text:p>120117</text:p>
          </table:table-cell>
          <table:table-cell office:value-type="float" office:value="162" table:style-name="ce7">
            <text:p>162</text:p>
          </table:table-cell>
          <table:table-cell office:value-type="float" office:value="15.126742861962802" table:formula="of:=[.$B$17]/[.B12]" table:style-name="ce19">
            <text:p>15,1267</text:p>
          </table:table-cell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2012" table:style-name="ce5">
            <text:p>2012</text:p>
          </table:table-cell>
          <table:table-cell office:value-type="float" office:value="603751" table:style-name="ce6">
            <text:p>603751</text:p>
          </table:table-cell>
          <table:table-cell office:value-type="float" office:value="803" table:style-name="ce7">
            <text:p>803</text:p>
          </table:table-cell>
          <table:table-cell office:value-type="float" office:value="123325" table:style-name="ce6">
            <text:p>123325</text:p>
          </table:table-cell>
          <table:table-cell office:value-type="float" office:value="164" table:style-name="ce7">
            <text:p>164</text:p>
          </table:table-cell>
          <table:table-cell office:value-type="float" office:value="14.851743516780925" table:formula="of:=[.$B$17]/[.B13]" table:style-name="ce19">
            <text:p>14,8517</text:p>
          </table:table-cell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2013" table:style-name="ce5">
            <text:p>2013</text:p>
          </table:table-cell>
          <table:table-cell office:value-type="float" office:value="600138" table:style-name="ce6">
            <text:p>600138</text:p>
          </table:table-cell>
          <table:table-cell office:value-type="float" office:value="789" table:style-name="ce7">
            <text:p>789</text:p>
          </table:table-cell>
          <table:table-cell office:value-type="float" office:value="125305" table:style-name="ce6">
            <text:p>125305</text:p>
          </table:table-cell>
          <table:table-cell office:value-type="float" office:value="165" table:style-name="ce7">
            <text:p>165</text:p>
          </table:table-cell>
          <table:table-cell office:value-type="float" office:value="14.941155200970444" table:formula="of:=[.$B$17]/[.B14]" table:style-name="ce19">
            <text:p>14,9412</text:p>
          </table:table-cell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2014" table:style-name="ce5">
            <text:p>2014</text:p>
          </table:table-cell>
          <table:table-cell office:value-type="float" office:value="599704" table:style-name="ce6">
            <text:p>599704</text:p>
          </table:table-cell>
          <table:table-cell office:value-type="float" office:value="780" table:style-name="ce7">
            <text:p>780</text:p>
          </table:table-cell>
          <table:table-cell office:value-type="float" office:value="130913" table:style-name="ce6">
            <text:p>130913</text:p>
          </table:table-cell>
          <table:table-cell office:value-type="float" office:value="170" table:style-name="ce7">
            <text:p>170</text:p>
          </table:table-cell>
          <table:table-cell office:value-type="float" office:value="14.951967970865628" table:formula="of:=[.$B$17]/[.B15]" table:style-name="ce19">
            <text:p>14,9520</text:p>
          </table:table-cell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2015" table:style-name="ce9">
            <text:p>2015</text:p>
          </table:table-cell>
          <table:table-cell office:value-type="float" office:value="602982" table:style-name="ce10">
            <text:p>602982</text:p>
          </table:table-cell>
          <table:table-cell office:value-type="float" office:value="771" table:style-name="ce11">
            <text:p>771</text:p>
          </table:table-cell>
          <table:table-cell office:value-type="float" office:value="131830" table:style-name="ce10">
            <text:p>131830</text:p>
          </table:table-cell>
          <table:table-cell office:value-type="float" office:value="169" table:style-name="ce11">
            <text:p>169</text:p>
          </table:table-cell>
          <table:table-cell office:value-type="float" office:value="14.870684365370774" table:formula="of:=[.$B$17]/[.B16]" table:style-name="ce19">
            <text:p>14,8707</text:p>
          </table:table-cell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string" table:style-name="ce12">
            <text:p>Total</text:p>
          </table:table-cell>
          <table:table-cell office:value-type="float" office:value="8966755" table:formula="of:=SUM([.B2:.B16])" table:style-name="ce13">
            <text:p>8966755</text:p>
          </table:table-cell>
          <table:table-cell office:value-type="float" office:value="12592" table:formula="of:=SUM([.C2:.C16])" table:style-name="ce13">
            <text:p>12592</text:p>
          </table:table-cell>
          <table:table-cell office:value-type="float" office:value="1618462" table:formula="of:=SUM([.D2:.D16])" table:style-name="ce13">
            <text:p>1618462</text:p>
          </table:table-cell>
          <table:table-cell office:value-type="float" office:value="2257" table:formula="of:=SUM([.E2:.E16])" table:style-name="ce13">
            <text:p>2257</text:p>
          </table:table-cell>
          <table:table-cell table:style-name="ce4"/>
          <table:table-cell table:number-columns-repeated="5" table:style-name="ce1"/>
          <table:table-cell table:number-columns-repeated="16373"/>
        </table:table-row>
        <table:table-row table:style-name="ro3">
          <table:table-cell office:value-type="string" table:style-name="ce14">
            <text:p>Average</text:p>
          </table:table-cell>
          <table:table-cell office:value-type="float" office:value="597783.66666666663" table:formula="of:=AVERAGE([.B2:.B16])" table:style-name="ce15">
            <text:p>597783,67</text:p>
          </table:table-cell>
          <table:table-cell office:value-type="float" office:value="839.4666666666667" table:formula="of:=AVERAGE([.C2:.C16])" table:style-name="ce15">
            <text:p>839,47</text:p>
          </table:table-cell>
          <table:table-cell office:value-type="float" office:value="107897.46666666666" table:formula="of:=AVERAGE([.D2:.D16])" table:style-name="ce15">
            <text:p>107897,47</text:p>
          </table:table-cell>
          <table:table-cell office:value-type="float" office:value="150.46666666666667" table:formula="of:=AVERAGE([.E2:.E16])" table:style-name="ce15">
            <text:p>150,47</text:p>
          </table:table-cell>
          <table:table-cell table:style-name="ce4"/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string" table:style-name="ce14">
            <text:p>The number of the ones who are greater than avareage</text:p>
          </table:table-cell>
          <table:table-cell office:value-type="float" office:value="9" table:formula="of:=COUNTIF([.B2:.B16];&quot;&gt;&quot;&amp;[.B18])" table:style-name="ce16">
            <text:p>9</text:p>
          </table:table-cell>
          <table:table-cell office:value-type="float" office:value="6" table:formula="of:=COUNTIF([.C2:.C16];&quot;&gt;&quot;&amp;[.C18])" table:style-name="ce16">
            <text:p>6</text:p>
          </table:table-cell>
          <table:table-cell office:value-type="float" office:value="7" table:formula="of:=COUNTIF([.D2:.D16];&quot;&gt;&quot;&amp;[.D18])" table:style-name="ce16">
            <text:p>7</text:p>
          </table:table-cell>
          <table:table-cell office:value-type="float" office:value="7" table:formula="of:=COUNTIF([.E2:.E16];&quot;&gt;&quot;&amp;[.E18])" table:style-name="ce16">
            <text:p>7</text:p>
          </table:table-cell>
          <table:table-cell table:style-name="ce4"/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string" table:style-name="ce14">
            <text:p>The sum of the ones who are lower than average</text:p>
          </table:table-cell>
          <table:table-cell office:value-type="float" office:value="3387177" table:formula="of:=SUMIF([.B2:.B16];&quot;&lt;&quot;&amp;[.B18])" table:style-name="ce16">
            <text:p>3387177</text:p>
          </table:table-cell>
          <table:table-cell office:value-type="float" office:value="7173" table:formula="of:=SUMIF([.C2:.C16];&quot;&lt;&quot;&amp;[.C18])" table:style-name="ce16">
            <text:p>7173</text:p>
          </table:table-cell>
          <table:table-cell office:value-type="float" office:value="754242" table:formula="of:=SUMIF([.D2:.D16];&quot;&lt;&quot;&amp;[.D18])" table:style-name="ce16">
            <text:p>754242</text:p>
          </table:table-cell>
          <table:table-cell office:value-type="float" office:value="1107" table:formula="of:=SUMIF([.E2:.E16];&quot;&lt;&quot;&amp;[.E18])" table:style-name="ce16">
            <text:p>1107</text:p>
          </table:table-cell>
          <table:table-cell table:style-name="ce4"/>
          <table:table-cell table:number-columns-repeated="5" table:style-name="ce1"/>
          <table:table-cell table:number-columns-repeated="16373"/>
        </table:table-row>
        <table:table-row table:number-rows-repeated="4" table:style-name="ro4">
          <table:table-cell table:style-name="ce17"/>
          <table:table-cell table:number-columns-repeated="16383" table:style-name="ce4"/>
        </table:table-row>
        <table:table-row table:style-name="ro5">
          <table:table-cell table:number-columns-repeated="5" table:style-name="ce1"/>
          <table:table-cell table:number-columns-repeated="16379" table:style-name="ce4"/>
        </table:table-row>
        <table:table-row table:number-rows-repeated="2" table:style-name="ro4">
          <table:table-cell table:number-columns-repeated="5" table:style-name="ce1"/>
          <table:table-cell table:number-columns-repeated="16379" table:style-name="ce4"/>
        </table:table-row>
        <table:table-row table:number-rows-repeated="4" table:style-name="ro4">
          <table:table-cell table:style-name="ce17"/>
          <table:table-cell table:number-columns-repeated="16383" table:style-name="ce4"/>
        </table:table-row>
        <table:table-row table:number-rows-repeated="1048545" table:style-name="ro6">
          <table:table-cell table:number-columns-repeated="16384"/>
        </table:table-row>
      </table:table>
      <table:table table:name="filter_sort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number-columns-repeated="16379" table:default-cell-style-name="ce1"/>
        <table:table-row table:style-name="ro7">
          <table:table-cell office:value-type="string" table:style-name="ce2">
            <text:p>Year</text:p>
          </table:table-cell>
          <table:table-cell office:value-type="string" table:style-name="ce2">
            <text:p><text:s/>Number of marriages</text:p>
          </table:table-cell>
          <table:table-cell office:value-type="string" table:style-name="ce3">
            <text:p>Crude marriage rate (0.00001)</text:p>
          </table:table-cell>
          <table:table-cell office:value-type="string" table:style-name="ce3">
            <text:p>Number of divorces</text:p>
          </table:table-cell>
          <table:table-cell office:value-type="string" table:style-name="ce3">
            <text:p>Crude divorce rate (0.00001)</text:p>
          </table:table-cell>
          <table:table-cell table:number-columns-repeated="16379"/>
        </table:table-row>
        <table:table-row table:style-name="ro8" table:visibility="filter">
          <table:table-cell office:value-type="float" office:value="2002" table:style-name="ce5">
            <text:p>2002</text:p>
          </table:table-cell>
          <table:table-cell office:value-type="float" office:value="510155" table:style-name="ce18">
            <text:p>510155</text:p>
          </table:table-cell>
          <table:table-cell office:value-type="float" office:value="773" table:style-name="ce6">
            <text:p>773</text:p>
          </table:table-cell>
          <table:table-cell office:value-type="float" office:value="95323" table:style-name="ce6">
            <text:p>95323</text:p>
          </table:table-cell>
          <table:table-cell office:value-type="float" office:value="144" table:style-name="ce6">
            <text:p>144</text:p>
          </table:table-cell>
          <table:table-cell table:number-columns-repeated="16379"/>
        </table:table-row>
        <table:table-row table:style-name="ro8" table:visibility="filter">
          <table:table-cell office:value-type="float" office:value="2001" table:style-name="ce5">
            <text:p>2001</text:p>
          </table:table-cell>
          <table:table-cell office:value-type="float" office:value="544322" table:style-name="ce6">
            <text:p>544322</text:p>
          </table:table-cell>
          <table:table-cell office:value-type="float" office:value="836" table:style-name="ce6">
            <text:p>836</text:p>
          </table:table-cell>
          <table:table-cell office:value-type="float" office:value="91994" table:style-name="ce6">
            <text:p>91994</text:p>
          </table:table-cell>
          <table:table-cell office:value-type="float" office:value="141" table:style-name="ce6">
            <text:p>141</text:p>
          </table:table-cell>
          <table:table-cell table:number-columns-repeated="16379"/>
        </table:table-row>
        <table:table-row table:style-name="ro8" table:visibility="filter">
          <table:table-cell office:value-type="float" office:value="2003" table:style-name="ce5">
            <text:p>2003</text:p>
          </table:table-cell>
          <table:table-cell office:value-type="float" office:value="565468" table:style-name="ce6">
            <text:p>565468</text:p>
          </table:table-cell>
          <table:table-cell office:value-type="float" office:value="846" table:style-name="ce6">
            <text:p>846</text:p>
          </table:table-cell>
          <table:table-cell office:value-type="float" office:value="92637" table:style-name="ce6">
            <text:p>92637</text:p>
          </table:table-cell>
          <table:table-cell office:value-type="float" office:value="139" table:style-name="ce6">
            <text:p>139</text:p>
          </table:table-cell>
          <table:table-cell table:number-columns-repeated="16379"/>
        </table:table-row>
        <table:table-row table:style-name="ro8" table:visibility="filter">
          <table:table-cell office:value-type="float" office:value="2010" table:style-name="ce5">
            <text:p>2010</text:p>
          </table:table-cell>
          <table:table-cell office:value-type="float" office:value="582715" table:style-name="ce6">
            <text:p>582715</text:p>
          </table:table-cell>
          <table:table-cell office:value-type="float" office:value="798" table:style-name="ce7">
            <text:p>798</text:p>
          </table:table-cell>
          <table:table-cell office:value-type="float" office:value="118568" table:style-name="ce6">
            <text:p>118568</text:p>
          </table:table-cell>
          <table:table-cell office:value-type="float" office:value="162" table:style-name="ce7">
            <text:p>162</text:p>
          </table:table-cell>
          <table:table-cell table:number-columns-repeated="16379"/>
        </table:table-row>
        <table:table-row table:style-name="ro8" table:visibility="filter">
          <table:table-cell office:value-type="float" office:value="2009" table:style-name="ce8">
            <text:p>2009</text:p>
          </table:table-cell>
          <table:table-cell office:value-type="float" office:value="591742" table:style-name="ce6">
            <text:p>591742</text:p>
          </table:table-cell>
          <table:table-cell office:value-type="float" office:value="821" table:style-name="ce7">
            <text:p>821</text:p>
          </table:table-cell>
          <table:table-cell office:value-type="float" office:value="114162" table:style-name="ce6">
            <text:p>114162</text:p>
          </table:table-cell>
          <table:table-cell office:value-type="float" office:value="158" table:style-name="ce7">
            <text:p>158</text:p>
          </table:table-cell>
          <table:table-cell table:number-columns-repeated="16379"/>
        </table:table-row>
        <table:table-row table:style-name="ro8" table:visibility="filter">
          <table:table-cell office:value-type="float" office:value="2011" table:style-name="ce5">
            <text:p>2011</text:p>
          </table:table-cell>
          <table:table-cell office:value-type="float" office:value="592775" table:style-name="ce6">
            <text:p>592775</text:p>
          </table:table-cell>
          <table:table-cell office:value-type="float" office:value="802" table:style-name="ce7">
            <text:p>802</text:p>
          </table:table-cell>
          <table:table-cell office:value-type="float" office:value="120117" table:style-name="ce6">
            <text:p>120117</text:p>
          </table:table-cell>
          <table:table-cell office:value-type="float" office:value="162" table:style-name="ce7">
            <text:p>162</text:p>
          </table:table-cell>
          <table:table-cell table:number-columns-repeated="16379"/>
        </table:table-row>
        <table:table-row table:style-name="ro8">
          <table:table-cell office:value-type="float" office:value="2014" table:style-name="ce5">
            <text:p>2014</text:p>
          </table:table-cell>
          <table:table-cell office:value-type="float" office:value="599704" table:style-name="ce6">
            <text:p>599704</text:p>
          </table:table-cell>
          <table:table-cell office:value-type="float" office:value="780" table:style-name="ce7">
            <text:p>780</text:p>
          </table:table-cell>
          <table:table-cell office:value-type="float" office:value="130913" table:style-name="ce6">
            <text:p>130913</text:p>
          </table:table-cell>
          <table:table-cell office:value-type="float" office:value="170" table:style-name="ce7">
            <text:p>170</text:p>
          </table:table-cell>
          <table:table-cell table:number-columns-repeated="16379"/>
        </table:table-row>
        <table:table-row table:style-name="ro8">
          <table:table-cell office:value-type="float" office:value="2013" table:style-name="ce5">
            <text:p>2013</text:p>
          </table:table-cell>
          <table:table-cell office:value-type="float" office:value="600138" table:style-name="ce6">
            <text:p>600138</text:p>
          </table:table-cell>
          <table:table-cell office:value-type="float" office:value="789" table:style-name="ce7">
            <text:p>789</text:p>
          </table:table-cell>
          <table:table-cell office:value-type="float" office:value="125305" table:style-name="ce6">
            <text:p>125305</text:p>
          </table:table-cell>
          <table:table-cell office:value-type="float" office:value="165" table:style-name="ce7">
            <text:p>165</text:p>
          </table:table-cell>
          <table:table-cell table:number-columns-repeated="16379"/>
        </table:table-row>
        <table:table-row table:style-name="ro8">
          <table:table-cell office:value-type="float" office:value="2015" table:style-name="ce5">
            <text:p>2015</text:p>
          </table:table-cell>
          <table:table-cell office:value-type="float" office:value="602982" table:style-name="ce6">
            <text:p>602982</text:p>
          </table:table-cell>
          <table:table-cell office:value-type="float" office:value="771" table:style-name="ce7">
            <text:p>771</text:p>
          </table:table-cell>
          <table:table-cell office:value-type="float" office:value="131830" table:style-name="ce6">
            <text:p>131830</text:p>
          </table:table-cell>
          <table:table-cell office:value-type="float" office:value="169" table:style-name="ce7">
            <text:p>169</text:p>
          </table:table-cell>
          <table:table-cell table:number-columns-repeated="16379"/>
        </table:table-row>
        <table:table-row table:style-name="ro8">
          <table:table-cell office:value-type="float" office:value="2012" table:style-name="ce5">
            <text:p>2012</text:p>
          </table:table-cell>
          <table:table-cell office:value-type="float" office:value="603751" table:style-name="ce6">
            <text:p>603751</text:p>
          </table:table-cell>
          <table:table-cell office:value-type="float" office:value="803" table:style-name="ce7">
            <text:p>803</text:p>
          </table:table-cell>
          <table:table-cell office:value-type="float" office:value="123325" table:style-name="ce6">
            <text:p>123325</text:p>
          </table:table-cell>
          <table:table-cell office:value-type="float" office:value="164" table:style-name="ce7">
            <text:p>164</text:p>
          </table:table-cell>
          <table:table-cell table:number-columns-repeated="16379"/>
        </table:table-row>
        <table:table-row table:style-name="ro8">
          <table:table-cell office:value-type="float" office:value="2004" table:style-name="ce5">
            <text:p>2004</text:p>
          </table:table-cell>
          <table:table-cell office:value-type="float" office:value="615357" table:style-name="ce6">
            <text:p>615357</text:p>
          </table:table-cell>
          <table:table-cell office:value-type="float" office:value="909" table:style-name="ce6">
            <text:p>909</text:p>
          </table:table-cell>
          <table:table-cell office:value-type="float" office:value="91022" table:style-name="ce6">
            <text:p>91022</text:p>
          </table:table-cell>
          <table:table-cell office:value-type="float" office:value="134" table:style-name="ce6">
            <text:p>134</text:p>
          </table:table-cell>
          <table:table-cell table:number-columns-repeated="16379"/>
        </table:table-row>
        <table:table-row table:style-name="ro8">
          <table:table-cell office:value-type="float" office:value="2006" table:style-name="ce5">
            <text:p>2006</text:p>
          </table:table-cell>
          <table:table-cell office:value-type="float" office:value="636121" table:style-name="ce6">
            <text:p>636121</text:p>
          </table:table-cell>
          <table:table-cell office:value-type="float" office:value="917" table:style-name="ce6">
            <text:p>917</text:p>
          </table:table-cell>
          <table:table-cell office:value-type="float" office:value="93489" table:style-name="ce6">
            <text:p>93489</text:p>
          </table:table-cell>
          <table:table-cell office:value-type="float" office:value="135" table:style-name="ce6">
            <text:p>135</text:p>
          </table:table-cell>
          <table:table-cell table:number-columns-repeated="16379"/>
        </table:table-row>
        <table:table-row table:style-name="ro8">
          <table:table-cell office:value-type="float" office:value="2007" table:style-name="ce5">
            <text:p>2007</text:p>
          </table:table-cell>
          <table:table-cell office:value-type="float" office:value="638311" table:style-name="ce6">
            <text:p>638311</text:p>
          </table:table-cell>
          <table:table-cell office:value-type="float" office:value="909" table:style-name="ce7">
            <text:p>909</text:p>
          </table:table-cell>
          <table:table-cell office:value-type="float" office:value="94219" table:style-name="ce6">
            <text:p>94219</text:p>
          </table:table-cell>
          <table:table-cell office:value-type="float" office:value="134" table:style-name="ce7">
            <text:p>134</text:p>
          </table:table-cell>
          <table:table-cell table:number-columns-repeated="16379"/>
        </table:table-row>
        <table:table-row table:style-name="ro8">
          <table:table-cell office:value-type="float" office:value="2005" table:style-name="ce5">
            <text:p>2005</text:p>
          </table:table-cell>
          <table:table-cell office:value-type="float" office:value="641241" table:style-name="ce6">
            <text:p>641241</text:p>
          </table:table-cell>
          <table:table-cell office:value-type="float" office:value="935" table:style-name="ce6">
            <text:p>935</text:p>
          </table:table-cell>
          <table:table-cell office:value-type="float" office:value="95895" table:style-name="ce6">
            <text:p>95895</text:p>
          </table:table-cell>
          <table:table-cell office:value-type="float" office:value="140" table:style-name="ce6">
            <text:p>140</text:p>
          </table:table-cell>
          <table:table-cell table:number-columns-repeated="16379"/>
        </table:table-row>
        <table:table-row table:style-name="ro9">
          <table:table-cell office:value-type="float" office:value="2008" table:style-name="ce9">
            <text:p>2008</text:p>
          </table:table-cell>
          <table:table-cell office:value-type="float" office:value="641973" table:style-name="ce10">
            <text:p>641973</text:p>
          </table:table-cell>
          <table:table-cell office:value-type="float" office:value="903" table:style-name="ce11">
            <text:p>903</text:p>
          </table:table-cell>
          <table:table-cell office:value-type="float" office:value="99663" table:style-name="ce10">
            <text:p>99663</text:p>
          </table:table-cell>
          <table:table-cell office:value-type="float" office:value="140" table:style-name="ce11">
            <text:p>140</text:p>
          </table:table-cell>
          <table:table-cell table:number-columns-repeated="16379"/>
        </table:table-row>
        <table:table-row table:number-rows-repeated="1048560" table:style-name="ro10">
          <table:table-cell table:number-columns-repeated="16384"/>
        </table:table-row>
      </table:table>
      <table:table table:name="the_graphs" table:style-name="ta3">
        <table:table-column table:style-name="co11" table:number-columns-repeated="16384" table:default-cell-style-name="ce1"/>
        <table:table-row table:style-name="ro10">
          <table:table-cell table:style-name="ce1">
            <draw:frame draw:z-index="1" draw:id="id0" draw:style-name="a0" draw:name="Chart 1" svg:x="0in" svg:y="0in" svg:width="9.33333in" svg:height="5.843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4"/>
          <table:table-cell table:style-name="ce1">
            <draw:frame draw:z-index="2" draw:id="id1" draw:style-name="a1" draw:name="Chart 2" svg:x="0in" svg:y="0in" svg:width="8.67708in" svg:height="5.8333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number-rows-repeated="1048575" table:style-name="ro10">
          <table:table-cell table:number-columns-repeated="16384"/>
        </table:table-row>
      </table:table>
      <table:database-ranges>
        <table:database-range table:target-range-address="a2_processing.G2:a2_processing.K16">
          <table:sort>
            <table:sort-by table:field-number="1"/>
          </table:sort>
        </table:database-range>
        <table:database-range table:target-range-address="filter_sort.A2:filter_sort.E16">
          <table:sort>
            <table:sort-by table:field-number="1"/>
          </table:sort>
        </table:database-range>
        <table:database-range table:target-range-address="filter_sort.A1:filter_sort.E16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ourier" svg:font-family="Courier"/>
    <style:font-face style:name="Arial Tur" svg:font-family="&quot;Arial Tur&quot;"/>
    <style:font-face style:name="MS Sans Serif" svg:font-family="&quot;MS Sans Serif&quot;"/>
    <style:font-face style:name="Geneva" svg:font-family="Geneva"/>
    <style:font-face style:name="Helv" svg:font-family="Helv"/>
  </office:font-face-decls>
  <office:styles>
    <number:number-style style:name="N0">
      <number:number number:min-integer-digits="1"/>
    </number:number-style>
    <number:number-style style:name="N36P0">
      <number:number number:decimal-places="0" number:min-integer-digits="1"/>
    </number:number-style>
    <number:number-style style:name="N36">
      <style:text-properties fo:color="#FF0000"/>
      <number:number number:decimal-places="0" number:min-integer-digits="1"/>
      <style:map style:condition="value()&gt;=0" style:apply-style-name="N36P0"/>
    </number:number-style>
    <number:number-style style:name="N37P0">
      <number:number number:decimal-places="2" number:min-integer-digits="1"/>
    </number:number-style>
    <number:number-style style:name="N37">
      <style:text-properties fo:color="#FF0000"/>
      <number:number number:decimal-places="2" number:min-integer-digits="1"/>
      <style:map style:condition="value()&gt;=0" style:apply-style-name="N37P0"/>
    </number:number-style>
    <number:number-style style:name="N38">
      <number:text> </number:text>
      <number:number number:min-integer-digits="1"/>
    </number:number-style>
    <number:number-style style:name="N39">
      <number:number number:decimal-places="0" number:min-integer-digits="0" number:display-factor="1000"/>
    </number:number-style>
    <number:number-style style:name="N40P0">
      <number:number number:decimal-places="4" number:min-integer-digits="1"/>
    </number:number-style>
    <number:number-style style:name="N40">
      <style:text-properties fo:color="#FF0000"/>
      <number:number number:decimal-places="4" number:min-integer-digits="1"/>
      <style:map style:condition="value()&gt;=0" style:apply-style-name="N40P0"/>
    </number:number-style>
    <style:style style:name="_54_0_37__32_-_32_Accent5" style:display-name="60% - Accent5" style:family="table-cell" style:data-style-name="N0">
      <style:table-cell-properties fo:background-color="#8EA9DB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ED7D31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_32_2" style:display-name="Comma 2" style:family="table-cell" style:data-style-name="N38">
      <style:table-cell-properties style:vertical-align="automatic" fo:background-color="transparent"/>
    </style:style>
    <style:style style:name="Comma_32_2_32_2" style:display-name="Comma 2 2" style:family="table-cell" style:data-style-name="N0">
      <style:table-cell-properties style:vertical-align="automatic" fo:background-color="transparent"/>
    </style:style>
    <style:style style:name="Date" style:family="table-cell" style:data-style-name="N39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style:font-family-generic="roman"/>
    </style:style>
    <style:style style:name="Fixed" style:family="table-cell" style:data-style-name="N39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style:font-family-generic="roman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1" style:family="table-cell" style:data-style-name="N39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roman"/>
    </style:style>
    <style:style style:name="Heading2" style:family="table-cell" style:data-style-name="N39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roman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Arial Tur" style:font-name-asian="Arial Tur" style:font-name-complex="Arial Tur"/>
    </style:style>
    <style:style style:name="Normal_32_100" style:display-name="Normal 100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/>
    </style:style>
    <style:style style:name="Normal_32_101" style:display-name="Normal 101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/>
    </style:style>
    <style:style style:name="Normal_32_102" style:display-name="Normal 10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/>
    </style:style>
    <style:style style:name="Normal_32_103" style:display-name="Normal 103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/>
    </style:style>
    <style:style style:name="Normal_32_109" style:display-name="Normal 10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_32_10" style:display-name="Normal 11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_32_11" style:display-name="Normal 11 1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_32_12" style:display-name="Normal 11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_32_2" style:display-name="Normal 11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_32_2_32_2" style:display-name="Normal 11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_32_2_32_3" style:display-name="Normal 11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_32_2_32_4" style:display-name="Normal 11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_32_2_32_5" style:display-name="Normal 11 2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_32_3" style:display-name="Normal 11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_32_3_32_2" style:display-name="Normal 11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_32_3_32_3" style:display-name="Normal 11 3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_32_3_32_4" style:display-name="Normal 11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_32_3_32_5" style:display-name="Normal 11 3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_32_4" style:display-name="Normal 11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_32_4_32_2" style:display-name="Normal 11 4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_32_4_32_3" style:display-name="Normal 11 4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_32_4_32_4" style:display-name="Normal 11 4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_32_4_32_5" style:display-name="Normal 11 4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_32_5" style:display-name="Normal 11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_32_5_32_2" style:display-name="Normal 11 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_32_5_32_3" style:display-name="Normal 11 5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_32_5_32_4" style:display-name="Normal 11 5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_32_5_32_5" style:display-name="Normal 11 5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_32_6" style:display-name="Normal 11 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_32_6_32_2" style:display-name="Normal 11 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_32_6_32_3" style:display-name="Normal 11 6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_32_6_32_4" style:display-name="Normal 11 6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_32_6_32_5" style:display-name="Normal 11 6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_32_7" style:display-name="Normal 11 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_32_7_32_2" style:display-name="Normal 11 7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_32_7_32_3" style:display-name="Normal 11 7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_32_7_32_4" style:display-name="Normal 11 7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_32_7_32_5" style:display-name="Normal 11 7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_32_8" style:display-name="Normal 11 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_32_8_32_2" style:display-name="Normal 11 8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_32_8_32_3" style:display-name="Normal 11 8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_32_8_32_4" style:display-name="Normal 11 8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_32_8_32_5" style:display-name="Normal 11 8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_32_9" style:display-name="Normal 11 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0" style:display-name="Normal 1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1" style:display-name="Normal 11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2" style:display-name="Normal 1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2" style:display-name="Normal 12" style:family="table-cell" style:data-style-name="N0">
      <style:table-cell-properties style:vertical-align="automatic" fo:background-color="transparent"/>
    </style:style>
    <style:style style:name="Normal_32_12_32_2" style:display-name="Normal 1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2_32_2_32_2" style:display-name="Normal 1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2_32_2_32_3" style:display-name="Normal 12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2_32_2_32_4" style:display-name="Normal 12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2_32_2_32_5" style:display-name="Normal 12 2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3" style:display-name="Normal 13" style:family="table-cell" style:data-style-name="N0">
      <style:table-cell-properties style:vertical-align="automatic" fo:background-color="transparent"/>
      <style:text-properties style:font-name="Arial Tur" style:font-name-asian="Arial Tur" style:font-name-complex="Arial Tur"/>
    </style:style>
    <style:style style:name="Normal_32_13_32_2" style:display-name="Normal 1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3_32_2_32_2" style:display-name="Normal 13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3_32_2_32_3" style:display-name="Normal 13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3_32_2_32_4" style:display-name="Normal 13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3_32_2_32_5" style:display-name="Normal 13 2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4" style:display-name="Normal 14" style:family="table-cell" style:data-style-name="N0">
      <style:table-cell-properties style:vertical-align="automatic" fo:background-color="transparent"/>
    </style:style>
    <style:style style:name="Normal_32_14_32_2" style:display-name="Normal 14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4_32_2_32_2" style:display-name="Normal 14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4_32_2_32_3" style:display-name="Normal 14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4_32_2_32_4" style:display-name="Normal 14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4_32_2_32_5" style:display-name="Normal 14 2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5" style:display-name="Normal 15" style:family="table-cell" style:data-style-name="N0">
      <style:table-cell-properties style:vertical-align="automatic" fo:background-color="transparent"/>
      <style:text-properties style:font-name="Arial Tur" style:font-name-asian="Arial Tur" style:font-name-complex="Arial Tur"/>
    </style:style>
    <style:style style:name="Normal_32_16" style:display-name="Normal 16" style:family="table-cell" style:data-style-name="N0">
      <style:table-cell-properties style:vertical-align="automatic" fo:background-color="transparent"/>
      <style:text-properties style:font-name="Arial Tur" style:font-name-asian="Arial Tur" style:font-name-complex="Arial Tur"/>
    </style:style>
    <style:style style:name="Normal_32_16_32_2" style:display-name="Normal 1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6_32_2_32_2" style:display-name="Normal 16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6_32_2_32_3" style:display-name="Normal 16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6_32_2_32_4" style:display-name="Normal 16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6_32_2_32_5" style:display-name="Normal 16 2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7" style:display-name="Normal 17" style:family="table-cell" style:data-style-name="N0">
      <style:table-cell-properties style:vertical-align="automatic" fo:background-color="transparent"/>
      <style:text-properties style:font-name="Arial Tur" style:font-name-asian="Arial Tur" style:font-name-complex="Arial Tur"/>
    </style:style>
    <style:style style:name="Normal_32_17_32_2" style:display-name="Normal 17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7_32_2_32_2" style:display-name="Normal 17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7_32_2_32_3" style:display-name="Normal 17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7_32_2_32_4" style:display-name="Normal 17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7_32_2_32_5" style:display-name="Normal 17 2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8" style:display-name="Normal 1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8_32_2" style:display-name="Normal 18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8_32_3" style:display-name="Normal 18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8_32_4" style:display-name="Normal 18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8_32_5" style:display-name="Normal 18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9" style:display-name="Normal 1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9_32_2" style:display-name="Normal 19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9_32_3" style:display-name="Normal 19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9_32_4" style:display-name="Normal 19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9_32_5" style:display-name="Normal 19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38">
      <style:table-cell-properties style:vertical-align="automatic" fo:background-color="transparent"/>
    </style:style>
    <style:style style:name="Normal_32_2_32_10" style:display-name="Normal 2 10" style:family="table-cell" style:data-style-name="N38">
      <style:table-cell-properties style:vertical-align="automatic" fo:background-color="transparent"/>
    </style:style>
    <style:style style:name="Normal_32_2_32_11" style:display-name="Normal 2 11" style:family="table-cell" style:data-style-name="N38">
      <style:table-cell-properties style:vertical-align="automatic" fo:background-color="transparent"/>
    </style:style>
    <style:style style:name="Normal_32_2_32_12" style:display-name="Normal 2 12" style:family="table-cell" style:data-style-name="N38">
      <style:table-cell-properties style:vertical-align="automatic" fo:background-color="transparent"/>
      <style:text-properties style:font-name="Courier" style:font-name-asian="Courier" style:font-name-complex="Courier" fo:font-size="12pt" style:font-size-asian="12pt" style:font-size-complex="12pt" style:font-family-generic="roman"/>
    </style:style>
    <style:style style:name="Normal_32_2_32_12_32_2" style:display-name="Normal 2 12 2" style:family="table-cell" style:data-style-name="N38">
      <style:table-cell-properties style:vertical-align="automatic" fo:background-color="transparent"/>
      <style:text-properties style:font-name="Courier" style:font-name-asian="Courier" style:font-name-complex="Courier" fo:font-size="12pt" style:font-size-asian="12pt" style:font-size-complex="12pt" style:font-family-generic="roman"/>
    </style:style>
    <style:style style:name="Normal_32_2_32_13" style:display-name="Normal 2 13" style:family="table-cell" style:data-style-name="N38">
      <style:table-cell-properties style:vertical-align="automatic" fo:background-color="transparent"/>
      <style:text-properties style:font-name="Courier" style:font-name-asian="Courier" style:font-name-complex="Courier" fo:font-size="12pt" style:font-size-asian="12pt" style:font-size-complex="12pt" style:font-family-generic="roman"/>
    </style:style>
    <style:style style:name="Normal_32_2_32_13_32_2" style:display-name="Normal 2 13 2" style:family="table-cell" style:data-style-name="N38">
      <style:table-cell-properties style:vertical-align="automatic" fo:background-color="transparent"/>
      <style:text-properties style:font-name="Courier" style:font-name-asian="Courier" style:font-name-complex="Courier" fo:font-size="12pt" style:font-size-asian="12pt" style:font-size-complex="12pt" style:font-family-generic="roman"/>
    </style:style>
    <style:style style:name="Normal_32_2_32_14" style:display-name="Normal 2 14" style:family="table-cell" style:data-style-name="N38">
      <style:table-cell-properties style:vertical-align="automatic" fo:background-color="transparent"/>
      <style:text-properties style:font-name="Courier" style:font-name-asian="Courier" style:font-name-complex="Courier" fo:font-size="12pt" style:font-size-asian="12pt" style:font-size-complex="12pt" style:font-family-generic="roman"/>
    </style:style>
    <style:style style:name="Normal_32_2_32_15" style:display-name="Normal 2 15" style:family="table-cell" style:data-style-name="N38">
      <style:table-cell-properties style:vertical-align="automatic" fo:background-color="transparent"/>
      <style:text-properties style:font-name="Courier" style:font-name-asian="Courier" style:font-name-complex="Courier" fo:font-size="12pt" style:font-size-asian="12pt" style:font-size-complex="12pt" style:font-family-generic="roman"/>
    </style:style>
    <style:style style:name="Normal_32_2_32_16" style:display-name="Normal 2 16" style:family="table-cell" style:data-style-name="N38">
      <style:table-cell-properties style:vertical-align="automatic" fo:background-color="transparent"/>
      <style:text-properties style:font-name="Courier" style:font-name-asian="Courier" style:font-name-complex="Courier" fo:font-size="12pt" style:font-size-asian="12pt" style:font-size-complex="12pt" style:font-family-generic="roman"/>
    </style:style>
    <style:style style:name="Normal_32_2_32_17" style:display-name="Normal 2 17" style:family="table-cell" style:data-style-name="N0">
      <style:table-cell-properties style:vertical-align="automatic" fo:background-color="transparent"/>
      <style:text-properties style:font-name="Arial Tur" style:font-name-asian="Arial Tur" style:font-name-complex="Arial Tur"/>
    </style:style>
    <style:style style:name="Normal_32_2_32_18" style:display-name="Normal 2 18" style:family="table-cell" style:data-style-name="N0">
      <style:table-cell-properties style:vertical-align="automatic" fo:background-color="transparent"/>
      <style:text-properties style:font-name="Arial Tur" style:font-name-asian="Arial Tur" style:font-name-complex="Arial Tur"/>
    </style:style>
    <style:style style:name="Normal_32_2_32_19" style:display-name="Normal 2 19" style:family="table-cell" style:data-style-name="N38">
      <style:table-cell-properties style:vertical-align="automatic" fo:background-color="transparent"/>
      <style:text-properties style:font-name="Courier" style:font-name-asian="Courier" style:font-name-complex="Courier" fo:font-size="12pt" style:font-size-asian="12pt" style:font-size-complex="12pt" style:font-family-generic="roman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2_32_2_32_2" style:display-name="Normal 2 2 2" style:family="table-cell" style:data-style-name="N38">
      <style:table-cell-properties style:vertical-align="automatic" fo:background-color="transparent"/>
    </style:style>
    <style:style style:name="Normal_32_2_32_2_32_2_32_2" style:display-name="Normal 2 2 2 2" style:family="table-cell" style:data-style-name="N0">
      <style:table-cell-properties style:vertical-align="automatic" fo:background-color="transparent"/>
    </style:style>
    <style:style style:name="Normal_32_2_32_2_32_2_32_3" style:display-name="Normal 2 2 2 3" style:family="table-cell" style:data-style-name="N0">
      <style:table-cell-properties style:vertical-align="automatic" fo:background-color="transparent"/>
    </style:style>
    <style:style style:name="Normal_32_2_32_2_32_2_32_4" style:display-name="Normal 2 2 2 4" style:family="table-cell" style:data-style-name="N0">
      <style:table-cell-properties style:vertical-align="automatic" fo:background-color="transparent"/>
    </style:style>
    <style:style style:name="Normal_32_2_32_2_32_2_32_5" style:display-name="Normal 2 2 2 5" style:family="table-cell" style:data-style-name="N0">
      <style:table-cell-properties style:vertical-align="automatic" fo:background-color="transparent"/>
    </style:style>
    <style:style style:name="Normal_32_2_32_2_32_3" style:display-name="Normal 2 2 3" style:family="table-cell" style:data-style-name="N38">
      <style:table-cell-properties style:vertical-align="automatic" fo:background-color="transparent"/>
    </style:style>
    <style:style style:name="Normal_32_2_32_2_32_4" style:display-name="Normal 2 2 4" style:family="table-cell" style:data-style-name="N38">
      <style:table-cell-properties style:vertical-align="automatic" fo:background-color="transparent"/>
    </style:style>
    <style:style style:name="Normal_32_2_32_2_32_5" style:display-name="Normal 2 2 5" style:family="table-cell" style:data-style-name="N38">
      <style:table-cell-properties style:vertical-align="automatic" fo:background-color="transparent"/>
    </style:style>
    <style:style style:name="Normal_32_2_32_20" style:display-name="Normal 2 20" style:family="table-cell" style:data-style-name="N38">
      <style:table-cell-properties style:vertical-align="automatic" fo:background-color="transparent"/>
      <style:text-properties style:font-name="Courier" style:font-name-asian="Courier" style:font-name-complex="Courier" fo:font-size="12pt" style:font-size-asian="12pt" style:font-size-complex="12pt" style:font-family-generic="roman"/>
    </style:style>
    <style:style style:name="Normal_32_2_32_21" style:display-name="Normal 2 21" style:family="table-cell" style:data-style-name="N38">
      <style:table-cell-properties style:vertical-align="automatic" fo:background-color="transparent"/>
      <style:text-properties style:font-name="Courier" style:font-name-asian="Courier" style:font-name-complex="Courier" fo:font-size="12pt" style:font-size-asian="12pt" style:font-size-complex="12pt" style:font-family-generic="roman"/>
    </style:style>
    <style:style style:name="Normal_32_2_32_3" style:display-name="Normal 2 3" style:family="table-cell" style:data-style-name="N0">
      <style:table-cell-properties style:vertical-align="automatic" fo:background-color="transparent"/>
    </style:style>
    <style:style style:name="Normal_32_2_32_4" style:display-name="Normal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4_32_10" style:display-name="Normal 2 4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4_32_11" style:display-name="Normal 2 4 1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4_32_12" style:display-name="Normal 2 4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4_32_2" style:display-name="Normal 2 4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4_32_2_32_2" style:display-name="Normal 2 4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4_32_2_32_3" style:display-name="Normal 2 4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4_32_2_32_4" style:display-name="Normal 2 4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4_32_2_32_5" style:display-name="Normal 2 4 2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4_32_3" style:display-name="Normal 2 4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4_32_3_32_2" style:display-name="Normal 2 4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4_32_3_32_3" style:display-name="Normal 2 4 3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4_32_3_32_4" style:display-name="Normal 2 4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4_32_3_32_5" style:display-name="Normal 2 4 3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4_32_4" style:display-name="Normal 2 4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4_32_4_32_2" style:display-name="Normal 2 4 4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4_32_4_32_3" style:display-name="Normal 2 4 4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4_32_4_32_4" style:display-name="Normal 2 4 4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4_32_4_32_5" style:display-name="Normal 2 4 4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4_32_5" style:display-name="Normal 2 4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4_32_5_32_2" style:display-name="Normal 2 4 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4_32_5_32_3" style:display-name="Normal 2 4 5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4_32_5_32_4" style:display-name="Normal 2 4 5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4_32_5_32_5" style:display-name="Normal 2 4 5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4_32_6" style:display-name="Normal 2 4 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4_32_6_32_2" style:display-name="Normal 2 4 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4_32_6_32_3" style:display-name="Normal 2 4 6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4_32_6_32_4" style:display-name="Normal 2 4 6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4_32_6_32_5" style:display-name="Normal 2 4 6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4_32_7" style:display-name="Normal 2 4 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4_32_7_32_2" style:display-name="Normal 2 4 7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4_32_7_32_3" style:display-name="Normal 2 4 7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4_32_7_32_4" style:display-name="Normal 2 4 7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4_32_7_32_5" style:display-name="Normal 2 4 7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4_32_8" style:display-name="Normal 2 4 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4_32_8_32_2" style:display-name="Normal 2 4 8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4_32_8_32_3" style:display-name="Normal 2 4 8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4_32_8_32_4" style:display-name="Normal 2 4 8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4_32_8_32_5" style:display-name="Normal 2 4 8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4_32_9" style:display-name="Normal 2 4 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5" style:display-name="Normal 2 5" style:family="table-cell" style:data-style-name="N38">
      <style:table-cell-properties style:vertical-align="automatic" fo:background-color="transparent"/>
    </style:style>
    <style:style style:name="Normal_32_2_32_6" style:display-name="Normal 2 6" style:family="table-cell" style:data-style-name="N38">
      <style:table-cell-properties style:vertical-align="automatic" fo:background-color="transparent"/>
    </style:style>
    <style:style style:name="Normal_32_2_32_7" style:display-name="Normal 2 7" style:family="table-cell" style:data-style-name="N38">
      <style:table-cell-properties style:vertical-align="automatic" fo:background-color="transparent"/>
    </style:style>
    <style:style style:name="Normal_32_2_32_8" style:display-name="Normal 2 8" style:family="table-cell" style:data-style-name="N38">
      <style:table-cell-properties style:vertical-align="automatic" fo:background-color="transparent"/>
    </style:style>
    <style:style style:name="Normal_32_2_32_9" style:display-name="Normal 2 9" style:family="table-cell" style:data-style-name="N38">
      <style:table-cell-properties style:vertical-align="automatic" fo:background-color="transparent"/>
    </style:style>
    <style:style style:name="Normal_32_20" style:display-name="Normal 2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0_32_2" style:display-name="Normal 2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0_32_3" style:display-name="Normal 20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0_32_4" style:display-name="Normal 20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0_32_5" style:display-name="Normal 20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1" style:display-name="Normal 2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1_32_2" style:display-name="Normal 21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1_32_3" style:display-name="Normal 21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1_32_4" style:display-name="Normal 21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1_32_5" style:display-name="Normal 21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2" style:display-name="Normal 2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2_32_2" style:display-name="Normal 2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2_32_3" style:display-name="Normal 2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2_32_4" style:display-name="Normal 2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2_32_5" style:display-name="Normal 22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3" style:display-name="Normal 2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3_32_2" style:display-name="Normal 2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3_32_3" style:display-name="Normal 23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3_32_4" style:display-name="Normal 2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3_32_5" style:display-name="Normal 23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4" style:display-name="Normal 2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4_32_2" style:display-name="Normal 24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4_32_3" style:display-name="Normal 24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4_32_4" style:display-name="Normal 24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4_32_5" style:display-name="Normal 24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5" style:display-name="Normal 25" style:family="table-cell" style:data-style-name="N0">
      <style:table-cell-properties style:vertical-align="automatic" fo:background-color="transparent"/>
    </style:style>
    <style:style style:name="Normal_32_25_32_2" style:display-name="Normal 2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5_32_2_32_2" style:display-name="Normal 25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5_32_2_32_3" style:display-name="Normal 25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5_32_2_32_4" style:display-name="Normal 25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5_32_2_32_5" style:display-name="Normal 25 2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" style:display-name="Normal 26" style:family="table-cell" style:data-style-name="N0">
      <style:table-cell-properties style:vertical-align="automatic" fo:background-color="transparent"/>
    </style:style>
    <style:style style:name="Normal_32_26_32_2" style:display-name="Normal 2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2_32_2" style:display-name="Normal 26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2_32_3" style:display-name="Normal 26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2_32_4" style:display-name="Normal 26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2_32_5" style:display-name="Normal 26 2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7" style:display-name="Normal 27" style:family="table-cell" style:data-style-name="N0">
      <style:table-cell-properties style:vertical-align="automatic" fo:background-color="transparent"/>
    </style:style>
    <style:style style:name="Normal_32_27_32_2" style:display-name="Normal 27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7_32_2_32_2" style:display-name="Normal 27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7_32_2_32_3" style:display-name="Normal 27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7_32_2_32_4" style:display-name="Normal 27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7_32_2_32_5" style:display-name="Normal 27 2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8" style:display-name="Normal 28" style:family="table-cell" style:data-style-name="N0">
      <style:table-cell-properties style:vertical-align="automatic" fo:background-color="transparent"/>
    </style:style>
    <style:style style:name="Normal_32_28_32_2" style:display-name="Normal 28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8_32_2_32_2" style:display-name="Normal 28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8_32_2_32_3" style:display-name="Normal 28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8_32_2_32_4" style:display-name="Normal 28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8_32_2_32_5" style:display-name="Normal 28 2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9" style:display-name="Normal 29" style:family="table-cell" style:data-style-name="N0">
      <style:table-cell-properties style:vertical-align="automatic" fo:background-color="transparent"/>
    </style:style>
    <style:style style:name="Normal_32_29_32_2" style:display-name="Normal 29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9_32_2_32_2" style:display-name="Normal 29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9_32_2_32_3" style:display-name="Normal 29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9_32_2_32_4" style:display-name="Normal 29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9_32_2_32_5" style:display-name="Normal 29 2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3_32_2" style:display-name="Normal 3 2" style:family="table-cell" style:data-style-name="N0">
      <style:table-cell-properties style:vertical-align="automatic" fo:background-color="transparent"/>
    </style:style>
    <style:style style:name="Normal_32_30" style:display-name="Normal 3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0_32_2" style:display-name="Normal 3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0_32_3" style:display-name="Normal 30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0_32_4" style:display-name="Normal 30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0_32_5" style:display-name="Normal 30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1" style:display-name="Normal 3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1_32_2" style:display-name="Normal 31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1_32_3" style:display-name="Normal 31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1_32_4" style:display-name="Normal 31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1_32_5" style:display-name="Normal 31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2" style:display-name="Normal 3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2_32_2" style:display-name="Normal 3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2_32_3" style:display-name="Normal 3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2_32_4" style:display-name="Normal 3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2_32_5" style:display-name="Normal 32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3" style:display-name="Normal 3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3_32_2" style:display-name="Normal 3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3_32_3" style:display-name="Normal 33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3_32_4" style:display-name="Normal 3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3_32_5" style:display-name="Normal 33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4" style:display-name="Normal 3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4_32_2" style:display-name="Normal 34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4_32_3" style:display-name="Normal 34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4_32_4" style:display-name="Normal 34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4_32_5" style:display-name="Normal 34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5" style:display-name="Normal 3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5_32_2" style:display-name="Normal 3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5_32_3" style:display-name="Normal 35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5_32_4" style:display-name="Normal 35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5_32_5" style:display-name="Normal 35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6" style:display-name="Normal 3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6_32_2" style:display-name="Normal 3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6_32_3" style:display-name="Normal 36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6_32_4" style:display-name="Normal 36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6_32_5" style:display-name="Normal 36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7" style:display-name="Normal 3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7_32_2" style:display-name="Normal 37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7_32_3" style:display-name="Normal 37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7_32_4" style:display-name="Normal 37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7_32_5" style:display-name="Normal 37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8" style:display-name="Normal 3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8_32_2" style:display-name="Normal 38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8_32_3" style:display-name="Normal 38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8_32_4" style:display-name="Normal 38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8_32_5" style:display-name="Normal 38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9" style:display-name="Normal 3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9_32_2" style:display-name="Normal 39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9_32_3" style:display-name="Normal 39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9_32_4" style:display-name="Normal 39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9_32_5" style:display-name="Normal 39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Geneva" style:font-name-asian="Geneva" style:font-name-complex="Geneva"/>
    </style:style>
    <style:style style:name="Normal_32_4_32_3" style:display-name="Normal 4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10" style:display-name="Normal 4 3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10_32_2" style:display-name="Normal 4 3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10_32_3" style:display-name="Normal 4 3 10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10_32_4" style:display-name="Normal 4 3 10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10_32_5" style:display-name="Normal 4 3 10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11" style:display-name="Normal 4 3 1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12" style:display-name="Normal 4 3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13" style:display-name="Normal 4 3 1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14" style:display-name="Normal 4 3 1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2" style:display-name="Normal 4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2_32_10" style:display-name="Normal 4 3 2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2_32_11" style:display-name="Normal 4 3 2 1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2_32_12" style:display-name="Normal 4 3 2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2_32_2" style:display-name="Normal 4 3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2_32_2_32_2" style:display-name="Normal 4 3 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2_32_2_32_3" style:display-name="Normal 4 3 2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2_32_2_32_4" style:display-name="Normal 4 3 2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2_32_2_32_5" style:display-name="Normal 4 3 2 2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2_32_3" style:display-name="Normal 4 3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2_32_3_32_2" style:display-name="Normal 4 3 2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2_32_3_32_3" style:display-name="Normal 4 3 2 3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2_32_3_32_4" style:display-name="Normal 4 3 2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2_32_3_32_5" style:display-name="Normal 4 3 2 3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2_32_4" style:display-name="Normal 4 3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2_32_4_32_2" style:display-name="Normal 4 3 2 4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2_32_4_32_3" style:display-name="Normal 4 3 2 4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2_32_4_32_4" style:display-name="Normal 4 3 2 4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2_32_4_32_5" style:display-name="Normal 4 3 2 4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2_32_5" style:display-name="Normal 4 3 2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2_32_5_32_2" style:display-name="Normal 4 3 2 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2_32_5_32_3" style:display-name="Normal 4 3 2 5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2_32_5_32_4" style:display-name="Normal 4 3 2 5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2_32_5_32_5" style:display-name="Normal 4 3 2 5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2_32_6" style:display-name="Normal 4 3 2 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2_32_6_32_2" style:display-name="Normal 4 3 2 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2_32_6_32_3" style:display-name="Normal 4 3 2 6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2_32_6_32_4" style:display-name="Normal 4 3 2 6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2_32_6_32_5" style:display-name="Normal 4 3 2 6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2_32_7" style:display-name="Normal 4 3 2 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2_32_7_32_2" style:display-name="Normal 4 3 2 7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2_32_7_32_3" style:display-name="Normal 4 3 2 7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2_32_7_32_4" style:display-name="Normal 4 3 2 7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2_32_7_32_5" style:display-name="Normal 4 3 2 7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2_32_8" style:display-name="Normal 4 3 2 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2_32_8_32_2" style:display-name="Normal 4 3 2 8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2_32_8_32_3" style:display-name="Normal 4 3 2 8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2_32_8_32_4" style:display-name="Normal 4 3 2 8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2_32_8_32_5" style:display-name="Normal 4 3 2 8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2_32_9" style:display-name="Normal 4 3 2 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3" style:display-name="Normal 4 3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3_32_2" style:display-name="Normal 4 3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3_32_3" style:display-name="Normal 4 3 3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3_32_4" style:display-name="Normal 4 3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3_32_5" style:display-name="Normal 4 3 3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4" style:display-name="Normal 4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4_32_10" style:display-name="Normal 4 3 4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4_32_11" style:display-name="Normal 4 3 4 1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4_32_12" style:display-name="Normal 4 3 4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4_32_2" style:display-name="Normal 4 3 4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4_32_2_32_2" style:display-name="Normal 4 3 4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4_32_2_32_3" style:display-name="Normal 4 3 4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4_32_2_32_4" style:display-name="Normal 4 3 4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4_32_2_32_5" style:display-name="Normal 4 3 4 2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4_32_3" style:display-name="Normal 4 3 4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4_32_3_32_2" style:display-name="Normal 4 3 4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4_32_3_32_3" style:display-name="Normal 4 3 4 3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4_32_3_32_4" style:display-name="Normal 4 3 4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4_32_3_32_5" style:display-name="Normal 4 3 4 3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4_32_4" style:display-name="Normal 4 3 4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4_32_4_32_2" style:display-name="Normal 4 3 4 4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4_32_4_32_3" style:display-name="Normal 4 3 4 4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4_32_4_32_4" style:display-name="Normal 4 3 4 4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4_32_4_32_5" style:display-name="Normal 4 3 4 4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4_32_5" style:display-name="Normal 4 3 4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4_32_5_32_2" style:display-name="Normal 4 3 4 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4_32_5_32_3" style:display-name="Normal 4 3 4 5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4_32_5_32_4" style:display-name="Normal 4 3 4 5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4_32_5_32_5" style:display-name="Normal 4 3 4 5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4_32_6" style:display-name="Normal 4 3 4 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4_32_6_32_2" style:display-name="Normal 4 3 4 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4_32_6_32_3" style:display-name="Normal 4 3 4 6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4_32_6_32_4" style:display-name="Normal 4 3 4 6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4_32_6_32_5" style:display-name="Normal 4 3 4 6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4_32_7" style:display-name="Normal 4 3 4 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4_32_7_32_2" style:display-name="Normal 4 3 4 7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4_32_7_32_3" style:display-name="Normal 4 3 4 7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4_32_7_32_4" style:display-name="Normal 4 3 4 7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4_32_7_32_5" style:display-name="Normal 4 3 4 7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4_32_8" style:display-name="Normal 4 3 4 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4_32_8_32_2" style:display-name="Normal 4 3 4 8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4_32_8_32_3" style:display-name="Normal 4 3 4 8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4_32_8_32_4" style:display-name="Normal 4 3 4 8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4_32_8_32_5" style:display-name="Normal 4 3 4 8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4_32_9" style:display-name="Normal 4 3 4 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5" style:display-name="Normal 4 3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5_32_2" style:display-name="Normal 4 3 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5_32_3" style:display-name="Normal 4 3 5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5_32_4" style:display-name="Normal 4 3 5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5_32_5" style:display-name="Normal 4 3 5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6" style:display-name="Normal 4 3 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6_32_2" style:display-name="Normal 4 3 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6_32_3" style:display-name="Normal 4 3 6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6_32_4" style:display-name="Normal 4 3 6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6_32_5" style:display-name="Normal 4 3 6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7" style:display-name="Normal 4 3 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7_32_2" style:display-name="Normal 4 3 7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7_32_3" style:display-name="Normal 4 3 7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7_32_4" style:display-name="Normal 4 3 7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7_32_5" style:display-name="Normal 4 3 7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8" style:display-name="Normal 4 3 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8_32_2" style:display-name="Normal 4 3 8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8_32_3" style:display-name="Normal 4 3 8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8_32_4" style:display-name="Normal 4 3 8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8_32_5" style:display-name="Normal 4 3 8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9" style:display-name="Normal 4 3 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9_32_2" style:display-name="Normal 4 3 9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9_32_3" style:display-name="Normal 4 3 9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9_32_4" style:display-name="Normal 4 3 9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9_32_5" style:display-name="Normal 4 3 9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0" style:display-name="Normal 4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0_32_2" style:display-name="Normal 4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0_32_3" style:display-name="Normal 40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0_32_4" style:display-name="Normal 40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0_32_5" style:display-name="Normal 40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1" style:display-name="Normal 4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1_32_2" style:display-name="Normal 41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1_32_3" style:display-name="Normal 41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1_32_4" style:display-name="Normal 41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1_32_5" style:display-name="Normal 41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2" style:display-name="Normal 4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2_32_2" style:display-name="Normal 4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2_32_3" style:display-name="Normal 4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2_32_4" style:display-name="Normal 4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2_32_5" style:display-name="Normal 42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3" style:display-name="Normal 4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3_32_2" style:display-name="Normal 4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3_32_3" style:display-name="Normal 43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3_32_4" style:display-name="Normal 4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3_32_5" style:display-name="Normal 43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4" style:display-name="Normal 4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4_32_2" style:display-name="Normal 44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4_32_3" style:display-name="Normal 44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4_32_4" style:display-name="Normal 44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4_32_5" style:display-name="Normal 44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5" style:display-name="Normal 4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5_32_2" style:display-name="Normal 4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5_32_3" style:display-name="Normal 45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5_32_4" style:display-name="Normal 45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5_32_5" style:display-name="Normal 45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6" style:display-name="Normal 4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6_32_2" style:display-name="Normal 4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6_32_3" style:display-name="Normal 46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6_32_4" style:display-name="Normal 46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6_32_5" style:display-name="Normal 46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7" style:display-name="Normal 4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7_32_2" style:display-name="Normal 47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7_32_3" style:display-name="Normal 47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7_32_4" style:display-name="Normal 47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7_32_5" style:display-name="Normal 47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8" style:display-name="Normal 4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8_32_2" style:display-name="Normal 48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8_32_3" style:display-name="Normal 48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8_32_4" style:display-name="Normal 48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8_32_5" style:display-name="Normal 48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9" style:display-name="Normal 4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9_32_2" style:display-name="Normal 49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9_32_3" style:display-name="Normal 49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9_32_4" style:display-name="Normal 49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9_32_5" style:display-name="Normal 49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0" style:display-name="Normal 5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0_32_2" style:display-name="Normal 5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0_32_3" style:display-name="Normal 50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0_32_4" style:display-name="Normal 50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0_32_5" style:display-name="Normal 50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1" style:display-name="Normal 5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1_32_2" style:display-name="Normal 51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1_32_3" style:display-name="Normal 51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1_32_4" style:display-name="Normal 51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1_32_5" style:display-name="Normal 51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2" style:display-name="Normal 5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2_32_2" style:display-name="Normal 5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2_32_3" style:display-name="Normal 5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2_32_4" style:display-name="Normal 5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2_32_5" style:display-name="Normal 52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3" style:display-name="Normal 5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3_32_2" style:display-name="Normal 5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3_32_3" style:display-name="Normal 53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3_32_4" style:display-name="Normal 5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3_32_5" style:display-name="Normal 53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4" style:display-name="Normal 5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4_32_2" style:display-name="Normal 54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4_32_3" style:display-name="Normal 54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4_32_4" style:display-name="Normal 54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4_32_5" style:display-name="Normal 54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5" style:display-name="Normal 5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5_32_2" style:display-name="Normal 5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5_32_3" style:display-name="Normal 55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5_32_4" style:display-name="Normal 55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5_32_5" style:display-name="Normal 55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6" style:display-name="Normal 5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6_32_2" style:display-name="Normal 5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6_32_3" style:display-name="Normal 56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6_32_4" style:display-name="Normal 56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6_32_5" style:display-name="Normal 56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7" style:display-name="Normal 5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7_32_2" style:display-name="Normal 57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7_32_3" style:display-name="Normal 57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7_32_4" style:display-name="Normal 57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7_32_5" style:display-name="Normal 57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8" style:display-name="Normal 5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8_32_2" style:display-name="Normal 58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8_32_3" style:display-name="Normal 58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8_32_4" style:display-name="Normal 58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8_32_5" style:display-name="Normal 58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9" style:display-name="Normal 5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9_32_2" style:display-name="Normal 59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9_32_3" style:display-name="Normal 59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9_32_4" style:display-name="Normal 59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9_32_5" style:display-name="Normal 59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10" style:display-name="Normal 6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11" style:display-name="Normal 6 1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12" style:display-name="Normal 6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2" style:display-name="Normal 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2_32_2" style:display-name="Normal 6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2_32_3" style:display-name="Normal 6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2_32_4" style:display-name="Normal 6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2_32_5" style:display-name="Normal 6 2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3" style:display-name="Normal 6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3_32_2" style:display-name="Normal 6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3_32_3" style:display-name="Normal 6 3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3_32_4" style:display-name="Normal 6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3_32_5" style:display-name="Normal 6 3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4" style:display-name="Normal 6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4_32_2" style:display-name="Normal 6 4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4_32_3" style:display-name="Normal 6 4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4_32_4" style:display-name="Normal 6 4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4_32_5" style:display-name="Normal 6 4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5" style:display-name="Normal 6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5_32_2" style:display-name="Normal 6 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5_32_3" style:display-name="Normal 6 5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5_32_4" style:display-name="Normal 6 5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5_32_5" style:display-name="Normal 6 5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6" style:display-name="Normal 6 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6_32_2" style:display-name="Normal 6 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6_32_2_32_2" style:display-name="Normal 6 6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6_32_2_32_3" style:display-name="Normal 6 6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6_32_2_32_4" style:display-name="Normal 6 6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6_32_2_32_5" style:display-name="Normal 6 6 2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6_32_3" style:display-name="Normal 6 6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6_32_4" style:display-name="Normal 6 6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6_32_5" style:display-name="Normal 6 6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6_32_6" style:display-name="Normal 6 6 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7" style:display-name="Normal 6 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7_32_2" style:display-name="Normal 6 7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7_32_3" style:display-name="Normal 6 7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7_32_4" style:display-name="Normal 6 7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7_32_5" style:display-name="Normal 6 7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8" style:display-name="Normal 6 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8_32_2" style:display-name="Normal 6 8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8_32_3" style:display-name="Normal 6 8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8_32_4" style:display-name="Normal 6 8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8_32_5" style:display-name="Normal 6 8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_32_9" style:display-name="Normal 6 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0" style:display-name="Normal 6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0_32_2" style:display-name="Normal 6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0_32_3" style:display-name="Normal 60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0_32_4" style:display-name="Normal 60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0_32_5" style:display-name="Normal 60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1" style:display-name="Normal 6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1_32_2" style:display-name="Normal 61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1_32_3" style:display-name="Normal 61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1_32_4" style:display-name="Normal 61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1_32_5" style:display-name="Normal 61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2" style:display-name="Normal 6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2_32_2" style:display-name="Normal 6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2_32_3" style:display-name="Normal 6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2_32_4" style:display-name="Normal 6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2_32_5" style:display-name="Normal 62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3" style:display-name="Normal 6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3_32_2" style:display-name="Normal 6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3_32_3" style:display-name="Normal 63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3_32_4" style:display-name="Normal 6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3_32_5" style:display-name="Normal 63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4_32_2" style:display-name="Normal 64 2" style:family="table-cell" style:data-style-name="N0">
      <style:table-cell-properties style:vertical-align="automatic" fo:background-color="transparent"/>
      <style:text-properties style:font-name="Arial Tur" style:font-name-asian="Arial Tur" style:font-name-complex="Arial Tur"/>
    </style:style>
    <style:style style:name="Normal_32_65" style:display-name="Normal 6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5_32_2" style:display-name="Normal 6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5_32_3" style:display-name="Normal 65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5_32_4" style:display-name="Normal 65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5_32_5" style:display-name="Normal 65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6" style:display-name="Normal 6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6_32_2" style:display-name="Normal 6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6_32_3" style:display-name="Normal 66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6_32_4" style:display-name="Normal 66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6_32_5" style:display-name="Normal 66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7" style:display-name="Normal 6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7_32_2" style:display-name="Normal 67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7_32_3" style:display-name="Normal 67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7_32_4" style:display-name="Normal 67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7_32_5" style:display-name="Normal 67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8" style:display-name="Normal 6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8_32_2" style:display-name="Normal 68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8_32_3" style:display-name="Normal 68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8_32_4" style:display-name="Normal 68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8_32_5" style:display-name="Normal 68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9" style:display-name="Normal 6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9_32_2" style:display-name="Normal 69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9_32_3" style:display-name="Normal 69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9_32_4" style:display-name="Normal 69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9_32_5" style:display-name="Normal 69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0" style:display-name="Normal 7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0_32_2" style:display-name="Normal 7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0_32_3" style:display-name="Normal 70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0_32_4" style:display-name="Normal 70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0_32_5" style:display-name="Normal 70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1" style:display-name="Normal 7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1_32_2" style:display-name="Normal 71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1_32_3" style:display-name="Normal 71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1_32_4" style:display-name="Normal 71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1_32_5" style:display-name="Normal 71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2" style:display-name="Normal 7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2_32_2" style:display-name="Normal 7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2_32_3" style:display-name="Normal 7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2_32_4" style:display-name="Normal 7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2_32_5" style:display-name="Normal 72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3" style:display-name="Normal 7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3_32_2" style:display-name="Normal 7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3_32_3" style:display-name="Normal 73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3_32_4" style:display-name="Normal 7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3_32_5" style:display-name="Normal 73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4" style:display-name="Normal 7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4_32_2" style:display-name="Normal 74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4_32_3" style:display-name="Normal 74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4_32_4" style:display-name="Normal 74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4_32_5" style:display-name="Normal 74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5" style:display-name="Normal 7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5_32_2" style:display-name="Normal 7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5_32_3" style:display-name="Normal 75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5_32_4" style:display-name="Normal 75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5_32_5" style:display-name="Normal 75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6" style:display-name="Normal 7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6_32_2" style:display-name="Normal 7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6_32_3" style:display-name="Normal 76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6_32_4" style:display-name="Normal 76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6_32_5" style:display-name="Normal 76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7" style:display-name="Normal 7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7_32_2" style:display-name="Normal 77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7_32_3" style:display-name="Normal 77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7_32_4" style:display-name="Normal 77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7_32_5" style:display-name="Normal 77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8" style:display-name="Normal 7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8_32_2" style:display-name="Normal 78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8_32_3" style:display-name="Normal 78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8_32_4" style:display-name="Normal 78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8_32_5" style:display-name="Normal 78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9" style:display-name="Normal 7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9_32_2" style:display-name="Normal 79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9_32_3" style:display-name="Normal 79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9_32_4" style:display-name="Normal 79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9_32_5" style:display-name="Normal 79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0" style:display-name="Normal 8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0_32_2" style:display-name="Normal 8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0_32_3" style:display-name="Normal 80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0_32_4" style:display-name="Normal 80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0_32_5" style:display-name="Normal 80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1" style:display-name="Normal 8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1_32_2" style:display-name="Normal 81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1_32_3" style:display-name="Normal 81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1_32_4" style:display-name="Normal 81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1_32_5" style:display-name="Normal 81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2" style:display-name="Normal 8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2_32_2" style:display-name="Normal 8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2_32_3" style:display-name="Normal 8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2_32_4" style:display-name="Normal 8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2_32_5" style:display-name="Normal 82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3" style:display-name="Normal 8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3_32_2" style:display-name="Normal 8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3_32_3" style:display-name="Normal 83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3_32_4" style:display-name="Normal 8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3_32_5" style:display-name="Normal 83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4" style:display-name="Normal 8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4_32_2" style:display-name="Normal 84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4_32_3" style:display-name="Normal 84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4_32_4" style:display-name="Normal 84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4_32_5" style:display-name="Normal 84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5" style:display-name="Normal 8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5_32_2" style:display-name="Normal 8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5_32_3" style:display-name="Normal 85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5_32_4" style:display-name="Normal 85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5_32_5" style:display-name="Normal 85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6" style:display-name="Normal 8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6_32_2" style:display-name="Normal 8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6_32_3" style:display-name="Normal 86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6_32_4" style:display-name="Normal 86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6_32_5" style:display-name="Normal 86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7" style:display-name="Normal 8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7_32_2" style:display-name="Normal 87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7_32_3" style:display-name="Normal 87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7_32_4" style:display-name="Normal 87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7_32_5" style:display-name="Normal 87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8" style:display-name="Normal 8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8_32_2" style:display-name="Normal 88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8_32_3" style:display-name="Normal 88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8_32_4" style:display-name="Normal 88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8_32_5" style:display-name="Normal 88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9" style:display-name="Normal 8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9_32_2" style:display-name="Normal 89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9_32_3" style:display-name="Normal 89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9_32_4" style:display-name="Normal 89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9_32_5" style:display-name="Normal 89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rmal_32_9_32_2" style:display-name="Normal 9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_32_2_32_2" style:display-name="Normal 9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_32_2_32_3" style:display-name="Normal 9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_32_2_32_4" style:display-name="Normal 9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_32_2_32_5" style:display-name="Normal 9 2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0" style:display-name="Normal 9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0_32_2" style:display-name="Normal 9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0_32_3" style:display-name="Normal 90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0_32_4" style:display-name="Normal 90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0_32_5" style:display-name="Normal 90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1" style:display-name="Normal 9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1_32_2" style:display-name="Normal 91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1_32_3" style:display-name="Normal 91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1_32_4" style:display-name="Normal 91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1_32_5" style:display-name="Normal 91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2" style:display-name="Normal 9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2_32_2" style:display-name="Normal 9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2_32_3" style:display-name="Normal 9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2_32_4" style:display-name="Normal 9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2_32_5" style:display-name="Normal 92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3" style:display-name="Normal 9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3_32_2" style:display-name="Normal 9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3_32_3" style:display-name="Normal 93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3_32_4" style:display-name="Normal 9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3_32_5" style:display-name="Normal 93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4" style:display-name="Normal 9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4_32_2" style:display-name="Normal 94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4_32_3" style:display-name="Normal 94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4_32_4" style:display-name="Normal 94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4_32_5" style:display-name="Normal 94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5" style:display-name="Normal 9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5_32_2" style:display-name="Normal 9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5_32_3" style:display-name="Normal 95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5_32_4" style:display-name="Normal 95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5_32_5" style:display-name="Normal 95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6" style:display-name="Normal 9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6_32_2" style:display-name="Normal 9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6_32_3" style:display-name="Normal 96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6_32_4" style:display-name="Normal 96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6_32_5" style:display-name="Normal 96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7" style:display-name="Normal 9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7_32_2" style:display-name="Normal 97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7_32_3" style:display-name="Normal 97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7_32_4" style:display-name="Normal 97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7_32_5" style:display-name="Normal 97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8" style:display-name="Normal 9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8_32_2" style:display-name="Normal 98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8_32_3" style:display-name="Normal 98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8_32_4" style:display-name="Normal 98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8_32_5" style:display-name="Normal 98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9" style:display-name="Normal 99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/>
    </style:style>
    <style:style style:name="Stil_32_1" style:display-name="Stil 1" style:family="table-cell" style:data-style-name="N0">
      <style:table-cell-properties style:vertical-align="automatic" fo:background-color="transparent"/>
      <style:text-properties style:font-name="Helv" style:font-name-asian="Helv" style:font-name-complex="Helv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905511811023622in" fo:margin-right="0.905511811023622in" style:print-orientation="portrait" style:print-page-order="ttb" style:first-page-number="continue" style:scale-to="100%" style:table-centering="none" style:print="objects charts drawings"/>
      <style:header-style>
        <style:header-footer-properties fo:min-height="0.62992125984252in" fo:margin-left="0.905511811023622in" fo:margin-right="0.905511811023622in" fo:margin-bottom="0in"/>
      </style:header-style>
      <style:footer-style>
        <style:header-footer-properties fo:min-height="0.62992125984252in" fo:margin-left="0.905511811023622in" fo:margin-right="0.905511811023622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EŞİM YAHYA</meta:initial-creator>
    <dc:creator>İskender Akyüz</dc:creator>
    <meta:creation-date>2013-06-01T09:27:10Z</meta:creation-date>
    <dc:date>2016-12-01T18:32:44Z</dc:date>
    <meta:print-date>2015-04-01T10:25:31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P0">
      <number:number number:decimal-places="0" number:min-integer-digits="1"/>
    </number:number-style>
    <number:number-style style:name="N36">
      <style:text-properties fo:color="#FF0000"/>
      <number:number number:decimal-places="0" number:min-integer-digits="1"/>
      <style:map style:condition="value()&gt;=0" style:apply-style-name="N36P0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36">
      <style:chart-properties chart:gap-width="100" chart:overlap="-24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f2f2f2" svg:stroke-opacity="1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f2f2f2" svg:stroke-opacity="54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gradient" draw:fill-gradient-name="a3" draw:stroke="none" draw:shadow="visible" draw:shadow-offset-x="0in" draw:shadow-offset-y="0.02083in" draw:shadow-color="#000000" draw:shadow-opacity="63%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420.75pt" svg:width="671.99968503937pt" chart:style-name="Crt0">
        <chart:title chart:style-name="CT00">
          <text:p text:style-name="a1" text:class-names="" text:cond-style-name="">The number of marriages and divorces in year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2_processing.$A$2:.$A$16"/>
          </chart:axis>
          <chart:series chart:label-cell-address="a2_processing.$B$1" chart:values-cell-range-address="a2_processing.$B$2:.$B$16" chart:class="chart:bar" chart:attached-axis="primary-y" chart:style-name="G0S0">
            <chart:data-point chart:repeated="15"/>
          </chart:series>
          <chart:series chart:label-cell-address="a2_processing.$D$1" chart:values-cell-range-address="a2_processing.$D$2:.$D$16" chart:class="chart:bar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  <draw:gradient draw:name="a2" draw:style="linear" draw:angle="0" draw:start-color="#f18c55" draw:end-color="#f67b28" draw:start-intensity="100%" draw:end-intensity="100%"/>
    <draw:gradient draw:name="a3" draw:style="linear" draw:angle="0" draw:start-color="#ffc746" draw:end-color="#ffc600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P0">
      <number:number number:decimal-places="0" number:min-integer-digits="1"/>
    </number:number-style>
    <number:number-style style:name="N36">
      <style:text-properties fo:color="#FF0000"/>
      <number:number number:decimal-places="0" number:min-integer-digits="1"/>
      <style:map style:condition="value()&gt;=0" style:apply-style-name="N36P0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36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595959" svg:stroke-opacity="75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595959" svg:stroke-opacity="75%" draw:stroke-linejoin="round" svg:stroke-linecap="butt"/>
    </style:style>
    <style:style style:family="chart" style:name="G0S0">
      <style:chart-properties chart:symbol-type="named-symbol" chart:symbol-name="circle" chart:symbol-width="0.04167in" chart:symbol-height="0.04167in" chart:connect-bars="false" chart:solid-type="cuboid"/>
      <style:graphic-properties draw:fill="none" draw:stroke="solid" svg:stroke-width="0.02431in" svg:stroke-color="#70ad47" svg:stroke-opacity="100%" draw:stroke-linejoin="round" svg:stroke-linecap="round"/>
    </style:style>
    <style:style style:family="chart" style:name="G0S1">
      <style:chart-properties chart:symbol-type="named-symbol" chart:symbol-name="circle" chart:symbol-width="0.04167in" chart:symbol-height="0.04167in" chart:connect-bars="false" chart:solid-type="cuboid"/>
      <style:graphic-properties draw:fill="none" draw:stroke="solid" svg:stroke-width="0.02431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4167in" chart:symbol-height="0.04167in" chart:connect-bars="false" chart:solid-type="cuboid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419.9996850393701pt" svg:width="624.74968503937pt" chart:style-name="Crt0">
        <chart:title svg:x="176.7924409448819pt" svg:y="8.0pt" chart:style-name="CT00">
          <text:p text:style-name="a0" text:class-names="" text:cond-style-name="">The rate of marriages and divorves in years</text:p>
        </chart:title>
        <chart:legend chart:legend-position="top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a2_processing.$C$1" chart:values-cell-range-address="a2_processing.$C$2:.$C$16" chart:class="chart:scatter" chart:attached-axis="primary-y" chart:style-name="G0S0">
            <chart:domain table:cell-range-address="a2_processing.$A$2:.$A$16"/>
            <chart:data-point chart:repeated="15"/>
          </chart:series>
          <chart:series chart:label-cell-address="a2_processing.$E$1" chart:values-cell-range-address="a2_processing.$E$2:.$E$16" chart:class="chart:scatter" chart:attached-axis="primary-y" chart:style-name="G0S1">
            <chart:domain table:cell-range-address="a2_processing.$A$2:.$A$16"/>
            <chart:data-point chart:repeated="1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